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.06mm" fo:margin-left="0mm" table:align="left"/>
    </style:style>
    <style:style style:name="Table1.A" style:family="table-column">
      <style:table-column-properties style:column-width="23.18mm"/>
    </style:style>
    <style:style style:name="Table1.B" style:family="table-column">
      <style:table-column-properties style:column-width="146.88mm"/>
    </style:style>
    <style:style style:name="Table1.A1" style:family="table-cell">
      <style:table-cell-properties fo:background-color="#e6e6ff" fo:padding="0.97mm" fo:border="none">
        <style:background-image/>
      </style:table-cell-properties>
    </style:style>
    <style:style style:name="Table1.A2" style:family="table-cell">
      <style:table-cell-properties fo:padding="0.97mm" fo:border="none"/>
    </style:style>
    <style:style style:name="Table1.A6" style:family="table-cell">
      <style:table-cell-properties fo:background-color="#ffffff" fo:padding="0.97mm" fo:border="none">
        <style:background-image/>
      </style:table-cell-properties>
    </style:style>
    <style:style style:name="Table2" style:family="table">
      <style:table-properties style:width="170.06mm" fo:margin-left="0mm" table:align="left"/>
    </style:style>
    <style:style style:name="Table2.A" style:family="table-column">
      <style:table-column-properties style:column-width="22.98mm"/>
    </style:style>
    <style:style style:name="Table2.B" style:family="table-column">
      <style:table-column-properties style:column-width="147.07mm"/>
    </style:style>
    <style:style style:name="Table2.A1" style:family="table-cell">
      <style:table-cell-properties fo:background-color="#e6e6ff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fo:background-color="#e6e6ff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Arial"/>
    </style:style>
    <style:style style:name="T2" style:family="text">
      <style:text-properties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4">EEZ PSU on the <text:a xlink:type="simple" xlink:href="http://www.eevblog.com/forum/projects/diy-programmable-dual-channel-bench-psu-0-50v3a/" office:target-frame-name="_blank" xlink:show="new" text:style-name="Internet_20_link" text:visited-style-name="Visited_20_Internet_20_Link">EEVblog forum</text:a></text:p>
      <text:p text:style-name="Standard">EEZ PSU on the <text:a xlink:type="simple" xlink:href="http://www.diyaudio.com/forums/equipment-tools/268220-diy-programmable-dual-channel-bench-psu-0-50v-3a.html" office:target-frame-name="_blank" xlink:show="new" text:style-name="Internet_20_link" text:visited-style-name="Visited_20_Internet_20_Link">DIYaudio forum</text:a></text:p>
      <text:p text:style-name="Standard">EEZ PSU on the <text:a xlink:type="simple" xlink:href="http://forum.yu3ma.net/showthread.php?tid=980" office:target-frame-name="_blank" xlink:show="new" text:style-name="Internet_20_link" text:visited-style-name="Visited_20_Internet_20_Link">YU3MA.net forum</text:a></text:p>
      <text:p text:style-name="Standard">EEZ PSU on the <text:a xlink:type="simple" xlink:href="https://hackaday.io/project/9491-diy-programmable-scpi-bench-power-supply" office:target-frame-name="_blank" xlink:show="new" text:style-name="Internet_20_link" text:visited-style-name="Visited_20_Internet_20_Link">Hackaday.io</text:a></text:p>
      <text:p text:style-name="Standard">EEZ PSU on the <text:a xlink:type="simple" xlink:href="https://www.hackster.io/prasimix/diy-programmable-scpi-bench-power-supply-5e59d5" office:target-frame-name="_blank" xlink:show="new" text:style-name="Internet_20_link" text:visited-style-name="Visited_20_Internet_20_Link">Hackster.io</text:a></text:p>
      <text:p text:style-name="Standard"><text:a xlink:type="simple" xlink:href="https://hackaday.com/2016/02/06/build-yourself-an-awesome-modular-power-supply/" office:target-frame-name="_blank" xlink:show="new" text:style-name="Internet_20_link" text:visited-style-name="Visited_20_Internet_20_Link">Hackaday</text:a> about EEZ PSU (thanks Elliot!)</text:p>
      <text:list xml:id="list6632699041474512544" text:style-name="Outline">
        <text:list-item>
          <text:list>
            <text:list-item>
              <text:h text:style-name="Heading_20_2" text:outline-level="2">DIY power supply projects</text:h>
            </text:list-item>
          </text:list>
        </text:list-item>
      </text:list>
      <text:p text:style-name="Standard">We are trying here to make a collection of open source power supplies. Please find below what we found so far (sorted alphabetically) and you are welcome with your suggestions. </text:p>
      <text:p text:style-name="Standard"/>
      <text:p text:style-name="note">Only a project that include some sort of programming and is open source will be listed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a xlink:type="simple" xlink:href="http://circuitmaker.com/Projects/F48BC6C2-9005-48B8-87CD-C89CD40F70DC" office:target-frame-name="_blank" xlink:show="new" text:style-name="Internet_20_link" text:visited-style-name="Visited_20_Internet_20_Link">Circuitmaker</text:a></text:p>
          </table:table-cell>
          <table:table-cell table:style-name="Table1.A1" office:value-type="string">
            <text:p text:style-name="Standard">Danger From Deer – <text:a xlink:type="simple" xlink:href="https://dangerfromdeer.com/2016/01/01/bench-power-supply-build-part-1/" office:target-frame-name="_blank" xlink:show="new" text:style-name="Internet_20_link" text:visited-style-name="Visited_20_Internet_20_Link">Bench power supply build</text:a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>DIYaudio forum – <text:a xlink:type="simple" xlink:href="http://www.diyaudio.com/forums/equipment-tools/263471-triple-outputs-160w-lab-psu-epsux3-version-2-a.html" office:target-frame-name="_blank" xlink:show="new" text:style-name="Internet_20_link" text:visited-style-name="Visited_20_Internet_20_Link">Frex: Triple outputs 160W Lab PSU – EPSUX3 version 2</text:a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EEVblog –<text:span text:style-name="T1"> </text:span><text:a xlink:type="simple" xlink:href="http://www.eevblog.com/projects/usupply/" office:target-frame-name="_blank" xlink:show="new" text:style-name="Internet_20_link" text:visited-style-name="Visited_20_Internet_20_Link"><text:span text:style-name="T1">μSupply</text:span></text:a><text:span text:style-name="T1">, a compact Arduino compatible battery powered laboratory power supply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Standard"><text:span text:style-name="T1">EEVblog forum – </text:span><text:a xlink:type="simple" xlink:href="http://www.eevblog.com/forum/projects/korad-ka3003d-redesign-and-upgrade/" office:target-frame-name="_blank" xlink:show="new" text:style-name="Internet_20_link" text:visited-style-name="Visited_20_Internet_20_Link"><text:span text:style-name="T1">Cowana: Korad KA3003D redesign and upgrade</text:span></text:a><text:span text:style-name="T1"> 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1">EEVblog forum (Leonid Ivanovitch) – </text:span><text:a xlink:type="simple" xlink:href="http://www.eevblog.com/forum/projects/diy-bench-power-supply-psl-3604/msg622093/#msg622093" office:target-frame-name="_blank" xlink:show="new" text:style-name="Internet_20_link" text:visited-style-name="Visited_20_Internet_20_Link"><text:span text:style-name="T1">PSL-3604 DIY Bench Power Supply</text:span></text:a></text:p>
          </table:table-cell>
        </table:table-row>
        <table:table-row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Standard"><text:span text:style-name="T1">Elektor Magazine – Sunil_M: </text:span><text:a xlink:type="simple" xlink:href="https://www.elektormagazine.com/labs/platino-adjustable-bench-power-supply-130406-1" office:target-frame-name="_blank" xlink:show="new" text:style-name="Internet_20_link" text:visited-style-name="Visited_20_Internet_20_Link"><text:span text:style-name="T1">Platino Adjustable Bench Power Supply</text:span></text:a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1">Gerrysweeney.com – </text:span><text:a xlink:type="simple" xlink:href="http://gerrysweeney.com/fully-programmable-modular-bench-power-supply/" office:target-frame-name="_blank" xlink:show="new" text:style-name="Internet_20_link" text:visited-style-name="Visited_20_Internet_20_Link"><text:span text:style-name="T1">Fully Programmable Modular Bench Power Supply</text:span></text:a></text:p>
          </table:table-cell>
        </table:table-row>
        <table:table-row>
          <table:table-cell table:style-name="Table1.A6" office:value-type="string">
            <text:p text:style-name="P2"><text:a xlink:type="simple" xlink:href="https://github.com/g4lvanix/elbsupply" office:target-frame-name="_blank" xlink:show="new" text:style-name="Internet_20_link" text:visited-style-name="Visited_20_Internet_20_Link">GitHub</text:a></text:p>
          </table:table-cell>
          <table:table-cell table:style-name="Table1.A6" office:value-type="string">
            <text:p text:style-name="Standard"><text:span text:style-name="T1">Hackaday.io – </text:span><text:a xlink:type="simple" xlink:href="https://hackaday.io/project/4407-elbsupply-simple-linear-bench-supply" office:target-frame-name="_blank" xlink:show="new" text:style-name="Internet_20_link" text:visited-style-name="Visited_20_Internet_20_Link"><text:span text:style-name="T1">ElbSupply: Simple linear bench supply</text:span></text:a></text:p>
          </table:table-cell>
        </table:table-row>
        <table:table-row>
          <table:table-cell table:style-name="Table1.A1" office:value-type="string">
            <text:p text:style-name="P1"><text:a xlink:type="simple" xlink:href="https://github.com/fridrikfreyr/DPS201-Hardware" office:target-frame-name="_blank" xlink:show="new" text:style-name="Internet_20_link" text:visited-style-name="Visited_20_Internet_20_Link">GitHub</text:a></text:p>
          </table:table-cell>
          <table:table-cell table:style-name="Table1.A1" office:value-type="string">
            <text:p text:style-name="Standard">Hackaday.io – <text:a xlink:type="simple" xlink:href="https://hackaday.io/project/1948-dps201-lab-psu" office:target-frame-name="_blank" xlink:show="new" text:style-name="Internet_20_link" text:visited-style-name="Visited_20_Internet_20_Link">Fridrik: DPS201 Lab PSU</text:a></text:p>
          </table:table-cell>
        </table:table-row>
        <table:table-row>
          <table:table-cell table:style-name="Table1.A6" office:value-type="string">
            <text:p text:style-name="P1"/>
          </table:table-cell>
          <table:table-cell table:style-name="Table1.A6" office:value-type="string">
            <text:p text:style-name="Standard">Ian Johnston.com – Project #021, <text:a xlink:type="simple" xlink:href="http://www.ianjohnston.com/index.php/projects/57-project-021-home-built-bench-power-supply" office:target-frame-name="_blank" xlink:show="new" text:style-name="Internet_20_link" text:visited-style-name="Visited_20_Internet_20_Link">Home Built Bench Power Supply</text:a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Kerry Wong – <text:a xlink:type="simple" xlink:href="http://www.kerrywong.com/2013/11/24/a-digitally-controlled-dual-tracking-power-supply-i/" office:target-frame-name="_blank" xlink:show="new" text:style-name="Internet_20_link" text:visited-style-name="Visited_20_Internet_20_Link">A Digitally Controlled Dual Tracking Power Supply</text:a></text:p>
          </table:table-cell>
        </table:table-row>
        <table:table-row>
          <table:table-cell table:style-name="Table1.A6" office:value-type="string">
            <text:p text:style-name="P1"/>
          </table:table-cell>
          <table:table-cell table:style-name="Table1.A6" office:value-type="string">
            <text:p text:style-name="Standard">Koyodza – <text:a xlink:type="simple" xlink:href="http://www.koyodza.com/PSA2/index.php?lng=EN" office:target-frame-name="_blank" xlink:show="new" text:style-name="Internet_20_link" text:visited-style-name="Visited_20_Internet_20_Link">Bench lab power supply PSA2</text:a></text:p>
          </table:table-cell>
        </table:table-row>
        <table:table-row>
          <table:table-cell table:style-name="Table1.A1" office:value-type="string">
            <text:p text:style-name="P1"><text:a xlink:type="simple" xlink:href="https://github.com/tom-biskupic/LabPSU" office:target-frame-name="_blank" xlink:show="new" text:style-name="Internet_20_link" text:visited-style-name="Visited_20_Internet_20_Link">GitHub</text:a></text:p>
          </table:table-cell>
          <table:table-cell table:style-name="Table1.A1" office:value-type="string">
            <text:p text:style-name="Standard">Musings of a WAHZ – <text:a xlink:type="simple" xlink:href="http://wahz.blogspot.com.au/p/lab-power-supply.html" office:target-frame-name="_blank" xlink:show="new" text:style-name="Internet_20_link" text:visited-style-name="Visited_20_Internet_20_Link">Lab Power Supply</text:a></text:p>
          </table:table-cell>
        </table:table-row>
        <table:table-row>
          <table:table-cell table:style-name="Table1.A6" office:value-type="string">
            <text:p text:style-name="P1"><text:a xlink:type="simple" xlink:href="https://github.com/qwertyboy/power-supply" office:target-frame-name="_blank" xlink:show="new" text:style-name="Internet_20_link" text:visited-style-name="Visited_20_Internet_20_Link">GitHub</text:a></text:p>
          </table:table-cell>
          <table:table-cell table:style-name="Table1.A6" office:value-type="string">
            <text:p text:style-name="Standard">Quertyboy design – <text:a xlink:type="simple" xlink:href="https://qwertyboydesign.wordpress.com/projects-2/digital-psu/" office:target-frame-name="_blank" xlink:show="new" text:style-name="Internet_20_link" text:visited-style-name="Visited_20_Internet_20_Link">Digital PSU</text:a></text:p>
          </table:table-cell>
        </table:table-row>
        <table:table-row>
          <table:table-cell table:style-name="Table1.A1" office:value-type="string">
            <text:p text:style-name="P1"><text:a xlink:type="simple" xlink:href="https://github.com/semianalog/mod12003" office:target-frame-name="_blank" xlink:show="new" text:style-name="Internet_20_link" text:visited-style-name="Visited_20_Internet_20_Link">GitHub</text:a></text:p>
          </table:table-cell>
          <table:table-cell table:style-name="Table1.A1" office:value-type="string">
            <text:p text:style-name="Standard">Semianalog.com – <text:a xlink:type="simple" xlink:href="https://github.com/semianalog/mod12003" office:target-frame-name="_blank" xlink:show="new" text:style-name="Internet_20_link" text:visited-style-name="Visited_20_Internet_20_Link">MOD1 modular power supply</text:a></text:p>
          </table:table-cell>
        </table:table-row>
        <table:table-row>
          <table:table-cell table:style-name="Table1.A6" office:value-type="string">
            <text:p text:style-name="P1"><text:a xlink:type="simple" xlink:href="https://github.com/ThomasVDD/SmartSupply" office:target-frame-name="_blank" xlink:show="new" text:style-name="Internet_20_link" text:visited-style-name="Visited_20_Internet_20_Link">GitHub</text:a></text:p>
          </table:table-cell>
          <table:table-cell table:style-name="Table1.A6" office:value-type="string">
            <text:p text:style-name="Standard">ThomasVDD – <text:a xlink:type="simple" xlink:href="http://www.instructables.com/id/Digital-Battery-Operated-Powersupply/" office:target-frame-name="_blank" xlink:show="new" text:style-name="Internet_20_link" text:visited-style-name="Visited_20_Internet_20_Link">SmartSupply</text:a> (Digital Battery Operated Power supply)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Standard"><text:span text:style-name="T2">Tuxgraphics.org – </text:span><text:a xlink:type="simple" xlink:href="http://tuxgraphics.org/electronics/201005/bench-power-supply-v3.shtml" office:target-frame-name="_blank" xlink:show="new" text:style-name="Internet_20_link" text:visited-style-name="Visited_20_Internet_20_Link"><text:span text:style-name="T2">A Digital DC Power Supply</text:span></text:a><text:span text:style-name="T2"> (programmable bench power supply unit), hardware version 3.0</text:span></text:p>
          </table:table-cell>
        </table:table-row>
      </table:table>
      <text:list xml:id="list431199827" text:continue-numbering="true" text:style-name="Outline">
        <text:list-item>
          <text:list>
            <text:list-item>
              <text:h text:style-name="Heading_20_2" text:outline-level="2">Other</text:h>
            </text:list-item>
          </text:list>
        </text:list-item>
      </text:list>
      <text:p text:style-name="Standard">List of open source “ingredients” that could be used as building blocks for DIY power supplies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a xlink:type="simple" xlink:href="https://github.com/yu3ma/FSFR2100_LLC_SMPS" office:target-frame-name="_blank" xlink:show="new" text:style-name="Internet_20_link" text:visited-style-name="Visited_20_Internet_20_Link">GitHub</text:a></text:p>
          </table:table-cell>
          <table:table-cell table:style-name="Table2.A1" office:value-type="string">
            <text:p text:style-name="Standard">Yu3ma – LLC resonant half-bridge isolated 200W Switched Mode Power Supply based on Fairchild's (now On Semiconductors) FSFR2100XS power controller.</text:p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Iowa Scaled Enginnering – <text:a xlink:type="simple" xlink:href="http://www.iascaled.com/rebuilding-the-elektor-400w-power-supply-pre-regulator/" office:target-frame-name="_blank" xlink:show="new" text:style-name="Internet_20_link" text:visited-style-name="Visited_20_Internet_20_Link">Rebuilding the Elektor 400W power supply: pre-regulator</text:a></text:p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text:number-lines="false" text:line-number="0"/>
      <style:text-properties style:font-name="Arial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PSU related links+github</text:file-name></text:p>
      </style:header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PSU related links+github</text:file-name></text:p>
      </style:header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1T14:53:03</meta:creation-date>
    <meta:editing-duration>P0D</meta:editing-duration>
    <meta:editing-cycles>1</meta:editing-cycles>
    <meta:generator>OpenOffice/4.1.3$Unix OpenOffice.org_project/413m1$Build-9783</meta:generator>
    <dc:title>Related external links</dc:title>
    <meta:keyword>Open hardware</meta:keyword>
    <meta:keyword>Open source</meta:keyword>
    <meta:keyword>external links</meta:keyword>
    <meta:document-statistic meta:table-count="2" meta:image-count="0" meta:object-count="0" meta:page-count="1" meta:paragraph-count="42" meta:word-count="302" meta:character-count="1893"/>
    <meta:user-defined meta:name="WebPublish_Post_Id">41</meta:user-defined>
    <meta:user-defined meta:name="WebPublish_Post_PrimaryCategory">8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1T14:53:02"/>
  </office:meta>
</office:document-meta>
</file>